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fo:text-align="center"/>
      <style:text-properties fo:font-size="28pt" style:font-size-asian="28pt" style:font-size-complex="28pt"/>
    </style:style>
    <style:style style:name="P3" style:parent-style-name="NoSpacing" style:family="paragraph">
      <style:paragraph-properties fo:text-align="center"/>
      <style:text-properties fo:font-size="28pt" style:font-size-asian="28pt" style:font-size-complex="28pt"/>
    </style:style>
    <style:style style:name="P4" style:parent-style-name="NoSpacing" style:family="paragraph">
      <style:paragraph-properties fo:text-align="center"/>
      <style:text-properties fo:font-size="28pt" style:font-size-asian="28pt" style:font-size-complex="28pt"/>
    </style:style>
    <style:style style:name="P5" style:parent-style-name="NoSpacing" style:family="paragraph">
      <style:paragraph-properties fo:text-align="center"/>
      <style:text-properties fo:font-size="28pt" style:font-size-asian="28pt" style:font-size-complex="28pt"/>
    </style:style>
    <style:style style:name="P6" style:parent-style-name="NoSpacing" style:family="paragraph">
      <style:paragraph-properties fo:text-align="center"/>
      <style:text-properties fo:font-size="12pt" style:font-size-asian="12pt" style:font-size-complex="12pt"/>
    </style:style>
    <style:style style:name="P7" style:parent-style-name="NoSpacing" style:family="paragraph">
      <style:paragraph-properties fo:text-align="center"/>
      <style:text-properties fo:font-size="12pt" style:font-size-asian="12pt" style:font-size-complex="12pt"/>
    </style:style>
    <style:style style:name="P8" style:parent-style-name="NoSpacing" style:family="paragraph">
      <style:paragraph-properties fo:text-align="center"/>
    </style:style>
    <style:style style:name="P9" style:parent-style-name="NoSpacing" style:family="paragraph">
      <style:paragraph-properties fo:text-align="center"/>
    </style:style>
    <style:style style:name="P10" style:parent-style-name="NoSpacing" style:family="paragraph">
      <style:paragraph-properties fo:text-align="center"/>
    </style:style>
    <style:style style:name="P11" style:parent-style-name="NoSpacing" style:family="paragraph">
      <style:paragraph-properties fo:text-align="center"/>
    </style:style>
    <style:style style:name="P12" style:parent-style-name="NoSpacing" style:family="paragraph">
      <style:paragraph-properties fo:text-align="center"/>
    </style:style>
    <style:style style:name="P13" style:parent-style-name="NoSpacing" style:family="paragraph">
      <style:paragraph-properties fo:text-align="center"/>
    </style:style>
    <style:style style:name="P14" style:parent-style-name="NoSpacing" style:family="paragraph">
      <style:paragraph-properties fo:text-align="center"/>
    </style:style>
    <style:style style:name="P15" style:parent-style-name="NoSpacing" style:family="paragraph">
      <style:paragraph-properties fo:text-align="center"/>
      <style:text-properties fo:font-size="18pt" style:font-size-asian="18pt" style:font-size-complex="18pt"/>
    </style:style>
    <style:style style:name="P16" style:parent-style-name="Normal" style:family="paragraph">
      <style:paragraph-properties fo:break-before="page"/>
      <style:text-properties fo:hyphenate="true"/>
    </style:style>
    <style:style style:name="P17" style:parent-style-name="TOC1" style:family="paragraph">
      <style:paragraph-properties>
        <style:tab-stops>
          <style:tab-stop style:type="right" style:leader-style="dotted" style:leader-text="." style:position="6.493in"/>
        </style:tab-stops>
      </style:paragraph-properties>
    </style:style>
    <style:style style:name="P18" style:parent-style-name="TOC1" style:family="paragraph">
      <style:paragraph-properties>
        <style:tab-stops>
          <style:tab-stop style:type="right" style:leader-style="dotted" style:leader-text="." style:position="6.493in"/>
        </style:tab-stops>
      </style:paragraph-properties>
    </style:style>
    <style:style style:name="P19" style:parent-style-name="TOC3" style:family="paragraph">
      <style:paragraph-properties>
        <style:tab-stops>
          <style:tab-stop style:type="right" style:leader-style="dotted" style:leader-text="." style:position="6.1875in"/>
        </style:tab-stops>
      </style:paragraph-properties>
    </style:style>
    <style:style style:name="P20" style:parent-style-name="TOC1" style:family="paragraph">
      <style:paragraph-properties>
        <style:tab-stops>
          <style:tab-stop style:type="right" style:leader-style="dotted" style:leader-text="." style:position="6.493in"/>
        </style:tab-stops>
      </style:paragraph-properties>
    </style:style>
    <style:style style:name="P21" style:parent-style-name="TOC1" style:family="paragraph">
      <style:paragraph-properties>
        <style:tab-stops>
          <style:tab-stop style:type="right" style:leader-style="dotted" style:leader-text="." style:position="6.493in"/>
        </style:tab-stops>
      </style:paragraph-properties>
    </style:style>
    <style:style style:name="P22" style:parent-style-name="TOC1" style:family="paragraph">
      <style:paragraph-properties>
        <style:tab-stops>
          <style:tab-stop style:type="right" style:leader-style="dotted" style:leader-text="." style:position="6.493in"/>
        </style:tab-stops>
      </style:paragraph-properties>
    </style:style>
    <style:style style:name="P23" style:parent-style-name="TOC1" style:family="paragraph">
      <style:paragraph-properties>
        <style:tab-stops>
          <style:tab-stop style:type="right" style:leader-style="dotted" style:leader-text="." style:position="6.493in"/>
        </style:tab-stops>
      </style:paragraph-properties>
    </style:style>
    <style:style style:name="P24" style:parent-style-name="Normal" style:family="paragraph">
      <style:paragraph-properties fo:break-before="page"/>
    </style:style>
    <style:style style:name="P25" style:parent-style-name="NoSpacing" style:family="paragraph"/>
    <style:style style:name="P26" style:parent-style-name="NoSpacing" style:family="paragraph"/>
    <style:style style:name="P27" style:parent-style-name="NoSpacing" style:family="paragraph"/>
    <style:style style:name="P28" style:parent-style-name="NoSpacing" style:family="paragraph"/>
    <style:style style:name="P29" style:parent-style-name="NoSpacing" style:family="paragraph"/>
    <style:style style:name="P30" style:parent-style-name="NoSpacing" style:family="paragraph"/>
    <style:style style:name="P31" style:parent-style-name="NoSpacing" style:family="paragraph"/>
    <style:style style:name="P32" style:parent-style-name="NoSpacing" style:family="paragraph"/>
    <style:style style:name="P33" style:parent-style-name="NoSpacing" style:family="paragraph"/>
    <style:style style:name="P34" style:parent-style-name="NoSpacing" style:family="paragraph"/>
    <style:style style:name="P35" style:parent-style-name="NoSpacing" style:family="paragraph"/>
    <style:style style:name="P36" style:parent-style-name="NoSpacing" style:family="paragraph">
      <style:paragraph-properties fo:break-before="page"/>
    </style:style>
    <style:style style:name="P37" style:parent-style-name="Normal" style:family="paragraph">
      <style:paragraph-properties fo:break-before="page"/>
    </style:style>
    <style:style style:name="P38" style:parent-style-name="Normal" style:family="paragraph">
      <style:paragraph-properties fo:break-before="page"/>
      <style:text-properties fo:hyphenate="true"/>
    </style:style>
    <style:style style:name="P39" style:parent-style-name="Normal" style:family="paragraph">
      <style:paragraph-properties fo:break-before="page"/>
      <style:text-properties fo:hyphenate="true"/>
    </style:style>
  </office:automatic-styles>
  <office:body>
    <office:text text:use-soft-page-breaks="true">
      <text:p text:style-name="P1"/>
      <text:p text:style-name="P3"/>
      <text:p text:style-name="P4">Papa’s Save Manager</text:p>
      <text:p text:style-name="P5">(PSM)</text:p>
      <text:p text:style-name="P6"/>
      <text:p text:style-name="P7">Formerly Papa’s Bakeria Save Manager</text:p>
      <text:p text:style-name="P8">Vaminta, 2023<text:s/>- 2024</text:p>
      <text:p text:style-name="P9"/>
      <text:p text:style-name="P10"/>
      <text:p text:style-name="P11"/>
      <text:p text:style-name="P12"/>
      <text:p text:style-name="P13"/>
      <text:p text:style-name="NoSpacing"/>
      <text:p text:style-name="P14"/>
      <text:p text:style-name="P15">Documentation</text:p>
      <text:p text:style-name="NoSpacing"/>
      <text:p text:style-name="Normal"/>
      <text:p text:style-name="P16"/>
      <text:p text:style-name="Normal"/>
      <text:h text:style-name="TOCHeading" text:outline-level="1"><text:bookmark-start text:name="_Toc155299572"/>Table of Contents<text:bookmark-end text:name="_Toc155299572"/></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7"><text:a xlink:href="#_Toc155299572" office:target-frame-name="_top" xlink:show="replace"><text:span text:style-name="Hyperlink">Table of Contents</text:span><text:tab/>2</text:a></text:p>
          <text:p text:style-name="P18"><text:a xlink:href="#_Toc155299573" office:target-frame-name="_top" xlink:show="replace"><text:span text:style-name="Hyperlink">Overview</text:span><text:tab/>3</text:a></text:p>
          <text:p text:style-name="P19"><text:a xlink:href="#_Toc155299574" office:target-frame-name="_top" xlink:show="replace"><text:span text:style-name="Hyperlink">Currently Supported Games:</text:span><text:tab/>3</text:a></text:p>
          <text:p text:style-name="P20"><text:a xlink:href="#_Toc155299575" office:target-frame-name="_top" xlink:show="replace"><text:span text:style-name="Hyperlink">Core Concept</text:span><text:tab/>4</text:a></text:p>
          <text:p text:style-name="P21"><text:a xlink:href="#_Toc155299576" office:target-frame-name="_top" xlink:show="replace"><text:span text:style-name="Hyperlink">Function Reference</text:span><text:tab/>5</text:a></text:p>
          <text:p text:style-name="P22"><text:a xlink:href="#_Toc155299577" office:target-frame-name="_top" xlink:show="replace"><text:span text:style-name="Hyperlink">Working Principle</text:span><text:tab/>6</text:a></text:p>
          <text:p text:style-name="P23"><text:a xlink:href="#_Toc155299578" office:target-frame-name="_top" xlink:show="replace"><text:span text:style-name="Hyperlink">Reverse Engineering Papa’s Save Data</text:span><text:tab/>7</text:a></text:p>
        </text:index-body>
      </text:table-of-content>
      <text:p text:style-name="Normal"/>
      <text:p text:style-name="Normal"/>
      <text:p text:style-name="Normal"/>
      <text:p text:style-name="P24"/>
      <text:h text:style-name="Heading1" text:outline-level="1"><text:bookmark-start text:name="_Toc155299573"/>Overview<text:bookmark-end text:name="_Toc155299573"/></text:h>
      <text:p text:style-name="NoSpacing"/>
      <text:p text:style-name="NoSpacing">Papa’s Save Manager is an unofficial mod that allows users to backup their save data to their computer for games<text:s/>developed by Flipline Studios.</text:p>
      <text:p text:style-name="NoSpacing"/>
      <text:p text:style-name="NoSpacing">PSM is a userscript; a type of script which is injected into the webpage the script is designed for. Userscripts therefore require a browser extension which manages which pages they are injected into and allows users to easily control which scripts they have installed and enabled.</text:p>
      <text:p text:style-name="NoSpacing"/>
      <text:p text:style-name="NoSpacing">PSM was implemented with the Violentmonkey extension, although many other userscript managers should be compatible since they all follow a similar standard. Therefore, the particular extension being used has no effect on the code being injected and thus the user can use their preferred option.</text:p>
      <text:p text:style-name="NoSpacing"/>
      <text:h text:style-name="Heading3" text:outline-level="3"><text:bookmark-start text:name="_Toc155299574"/>Currently Supported Games:<text:bookmark-end text:name="_Toc155299574"/></text:h>
      <text:list text:style-name="LFO1" text:continue-numbering="true">
        <text:list-item>
          <text:p text:style-name="P25">Papa’s Bakeria</text:p>
        </text:list-item>
        <text:list-item>
          <text:p text:style-name="P26">Papa’s Freezeria (v0.2.0)</text:p>
        </text:list-item>
        <text:list-item>
          <text:p text:style-name="P27">Papa’s Burgeria (v0.3.0)</text:p>
        </text:list-item>
        <text:list-item>
          <text:p text:style-name="P28">Papa’s Taco Mia</text:p>
        </text:list-item>
        <text:list-item>
          <text:p text:style-name="P29">Papa’s Pancakeria</text:p>
        </text:list-item>
        <text:list-item>
          <text:p text:style-name="P30">Papa’s Cupcakeria</text:p>
        </text:list-item>
        <text:list-item>
          <text:p text:style-name="P31">Papa’s Cheeseria</text:p>
        </text:list-item>
        <text:list-item>
          <text:p text:style-name="P32">Papa’s Wingeria (v0.5.0)</text:p>
        </text:list-item>
        <text:list-item>
          <text:p text:style-name="P33">Papa’s Hot Doggeria</text:p>
        </text:list-item>
        <text:list-item>
          <text:p text:style-name="P34">Papa’s Pastaria (v0.6.0)</text:p>
        </text:list-item>
        <text:list-item>
          <text:p text:style-name="P35">Papa’s Sushiria</text:p>
        </text:list-item>
      </text:list>
      <text:p text:style-name="P36"/>
      <text:h text:style-name="Heading1" text:outline-level="1"><text:bookmark-start text:name="_Toc155299575"/>Core Concept<text:bookmark-end text:name="_Toc155299575"/></text:h>
      <text:p text:style-name="NoSpacing"/>
      <text:p text:style-name="NoSpacing">Papa’s games created by Flipline Studios were written for the Adobe Flash<text:s/>platform which was a common platform for developing software which could be run locally or on websites. Flash has since been discontinued for a variety of reasons however an obvious side effect being that flash content would no longer be playable. Therefore, many people have started projects dedicated to emulating flash content on modern platforms.<text:s/></text:p>
      <text:p text:style-name="NoSpacing"/>
      <text:p text:style-name="NoSpacing">Cool Math Games is a website which sponsors and hosts many of the Papa games which could no longer be run after flash being discontinued. The website has since<text:s/>opted to implement AwayFL which is an open source flash*<text:s/>emulator which can be embedded into websites. This allows visitors to play flash games without any additional steps required to get them running.</text:p>
      <text:p text:style-name="NoSpacing"/>
      <text:p text:style-name="NoSpacing">The method in which the flash games saved data is not known as I have no experience of flash development. However, research during a proof of concept stage did reveal that AwayFL and other flash emulators (such as Ruffle) capture and save IO into the JavaScript localStorage object.</text:p>
      <text:p text:style-name="NoSpacing"/>
      <text:p text:style-name="NoSpacing">Therefore, the core concept of PSM is to allow the user to easily retrieve and restore said game data into and out of the relevant localStorage object.</text:p>
      <text:p text:style-name="P37"/>
      <text:h text:style-name="Heading1" text:outline-level="1"><text:bookmark-start text:name="_Toc155299576"/>Function Reference<text:bookmark-end text:name="_Toc155299576"/></text:h>
      <text:p text:style-name="Normal"/>
      <text:p text:style-name="P38"/>
      <text:h text:style-name="Heading1" text:outline-level="1"><text:bookmark-start text:name="_Toc155299577"/><text:soft-page-break/>Working Principle<text:bookmark-end text:name="_Toc155299577"/></text:h>
      <text:p text:style-name="Normal"/>
      <text:p text:style-name="Normal">The script contains JSON data detailing where each game, on each host stores its save data in local storage. On initialization, the script detects the host and currently running game so the correct storage locations are accessed.<text:s/></text:p>
      <text:p text:style-name="Normal">Since version 0.4.0 save data can be grabbed from domains other than the one the script is running on. This was a required feature since Crazy Games often hosts the games on a different sub domain and uses an iframe to embed the game. Passing data through iframes cannot be done synchronously, therefore the get and set slot functions work asynchronously and use callbacks once the desired task has been completed.</text:p>
      <text:p text:style-name="Normal">On exporting a save to a file, extra metadata is bundled with the save data. This metadata is used exclusively by PSM to ensure save data isn’t mixed between games and hosts which will likely not work and cause confusion to the user.<text:s/>On reading PSM save data, this metadata is read to ensure the data is compatible with the running game and then stripped from the main save content before setting the local data.</text:p>
      <text:p text:style-name="Normal"/>
      <text:p text:style-name="P39"/>
      <text:h text:style-name="Heading1" text:outline-level="1"><text:bookmark-start text:name="_Toc155299578"/><text:soft-page-break/>Reverse Engineering Papa’s Save Data<text:bookmark-end text:name="_Toc155299578"/></text:h>
      <text:p text:style-name="Normal"/>
      <text:p text:style-name="Normal">I am unsure of how flash would originally store save data. However, AwayFL converts the binary data into Base64 prefixed with “Away3” in plain text.</text:p>
      <text:p text:style-name="Normal">Most papa saves contain the name of the player as a string early in the binary. The prefixed byte dictates the<text:s/>length<text:s/>of the string. The integer is the length of the string doubled plus one. Therefore, if the player is called “Cynthia” the prefixed integer would contain the value “15”.</text:p>
      <text:p text:style-name="Normal">The save data contains various data types for various parts of the game including player appearance and various unlocks. However, these data types can be complex to decode from binary.</text:p>
      <text:p text:style-name="NoSpacing"/>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SM Documentation</dc:title>
    <dc:description/>
    <dc:subject/>
    <meta:initial-creator>Vaminta</meta:initial-creator>
    <dc:creator>Gregory Card</dc:creator>
    <meta:creation-date>2023-09-01T12:36:00Z</meta:creation-date>
    <dc:date>2024-01-04T22:30:00Z</dc:date>
    <meta:template xlink:href="Normal.dotm" xlink:type="simple"/>
    <meta:editing-cycles>9</meta:editing-cycles>
    <meta:editing-duration>PT20040S</meta:editing-duration>
    <meta:document-statistic meta:page-count="7" meta:paragraph-count="9" meta:word-count="709" meta:character-count="4746" meta:row-count="33" meta:non-whitespace-character-count="4046"/>
  </office:meta>
</office:document-meta>
</file>